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Ubuntu" fo:font-size="12pt" officeooo:rsid="001c7f80" officeooo:paragraph-rsid="001c7f80" style:font-name-asian="Ubuntu" style:font-size-asian="12pt" style:font-size-complex="12pt"/>
    </style:style>
    <style:style style:name="P2" style:family="paragraph" style:parent-style-name="Standard">
      <style:paragraph-properties fo:line-height="150%"/>
      <style:text-properties style:font-name="Ubuntu" fo:font-size="12pt" officeooo:rsid="0024690d" officeooo:paragraph-rsid="0024690d" style:font-name-asian="Ubuntu" style:font-size-asian="12pt" style:font-size-complex="12pt"/>
    </style:style>
    <style:style style:name="P3" style:family="paragraph" style:parent-style-name="Standard">
      <style:paragraph-properties fo:line-height="150%"/>
      <style:text-properties style:font-name="Ubuntu" fo:font-size="12pt" fo:font-style="italic" officeooo:rsid="0024774a" officeooo:paragraph-rsid="0024774a" style:font-name-asian="Ubuntu" style:font-size-asian="12pt" style:font-style-asian="italic" style:font-size-complex="12pt" style:font-style-complex="italic"/>
    </style:style>
    <style:style style:name="P4" style:family="paragraph" style:parent-style-name="Standard">
      <style:paragraph-properties fo:line-height="150%"/>
      <style:text-properties style:font-name="Ubuntu" fo:font-size="12pt" officeooo:rsid="001c7f80" officeooo:paragraph-rsid="001c7f80" style:font-name-asian="Ubuntu" style:font-size-asian="12pt" style:font-size-complex="12pt"/>
    </style:style>
    <style:style style:name="P5" style:family="paragraph" style:parent-style-name="Standard">
      <style:paragraph-properties fo:line-height="150%" fo:text-align="center" style:justify-single-word="false"/>
      <style:text-properties style:font-name="Ubuntu" fo:font-size="22pt" fo:font-weight="bold" officeooo:rsid="00294fed" officeooo:paragraph-rsid="00294fed" style:font-name-asian="Ubuntu" style:font-size-asian="22pt" style:font-weight-asian="bold" style:font-size-complex="22pt" style:font-weight-complex="bold"/>
    </style:style>
    <style:style style:name="T1" style:family="text">
      <style:text-properties officeooo:rsid="001d68fc"/>
    </style:style>
    <style:style style:name="T2" style:family="text">
      <style:text-properties officeooo:rsid="001ec3dc"/>
    </style:style>
    <style:style style:name="T3" style:family="text">
      <style:text-properties officeooo:rsid="002088cd"/>
    </style:style>
    <style:style style:name="T4" style:family="text">
      <style:text-properties officeooo:rsid="0020f96f"/>
    </style:style>
    <style:style style:name="T5" style:family="text">
      <style:text-properties officeooo:rsid="0022ed91"/>
    </style:style>
    <style:style style:name="T6" style:family="text">
      <style:text-properties officeooo:rsid="0024774a"/>
    </style:style>
    <style:style style:name="T7" style:family="text">
      <style:text-properties officeooo:rsid="0025f0d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Big Exercise 3</text:p>
      <text:p text:style-name="P1">In my view, <text:s/>the threefold indicates time(repetition), space(hardware), and pr<text:span text:style-name="T7">o</text:span>gram (software). We should exploit these three dimensions to implement fault-tolerance. I think here in our exercise the fault-tolerance should be about solving the detected fault introduced by the second method by invoking the method again(corresponds to the time dimension), or solving the latent fault introduced in first method by multi-computation in space(hardware) dimension simultaneously, namely invoking the same method with same input data <text:span text:style-name="T1">on different ukko nodes</text:span>, and us<text:span text:style-name="T1">ing</text:span> the decision algorithm to choose from the results. For the third method mentioned in the problem, <text:span text:style-name="T2">I just directly throws an error to user.</text:span></text:p>
      <text:p text:style-name="P1"/>
      <text:p text:style-name="P1">To show the threefold model, the service in my example program is to generate a <text:span text:style-name="T3">class</text:span> id based on the input data. The first method is supposed to generate a correct id though there is a small chance that a latent fault would occur, which may be detected and eliminated by doing the invocation simultaneously on different ukko nodes（1T/nH/1S） and then compare the results and choose the right result. The second method maybe somehow generate a wrong id which could be detected by the main program and then the main program invoke the method to get another one and detect whether there's a fault. I consider this simulates the <text:span text:style-name="T5">(</text:span>nT/1H/1S<text:span text:style-name="T5">)</text:span> situation, which implements multi-computation in the dimension of time to obtain fault tolerance. In addition, I think the three different method refers to the multi-computa<text:span text:style-name="T4">t</text:span>ion in software dimension (1T/1H/nS).</text:p>
      <text:p text:style-name="P1"/>
      <text:p text:style-name="P2">To run the program, log in to one ukko node, and copy all files to the node under a same directory. <text:span text:style-name="T6">Then run the program in the terminal:</text:span></text:p>
      <text:p text:style-name="P3">python3 main.py input_number</text:p>
      <text:p text:style-name="P3"/>
      <text:p text:style-name="P3">e.g. python3 main.py 123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xin </meta:initial-creator>
    <meta:creation-date>2016-11-27T11:33:14.092308173</meta:creation-date>
    <dc:date>2016-11-27T21:26:56.130734365</dc:date>
    <dc:creator>lixin </dc:creator>
    <meta:editing-duration>PT12M57S</meta:editing-duration>
    <meta:editing-cycles>15</meta:editing-cycles>
    <meta:generator>LibreOffice/5.0.3.2$Linux_X86_64 LibreOffice_project/00m0$Build-2</meta:generator>
    <meta:document-statistic meta:table-count="0" meta:image-count="0" meta:object-count="0" meta:page-count="1" meta:paragraph-count="6" meta:word-count="283" meta:character-count="1755" meta:non-whitespace-character-count="1480"/>
  </office:meta>
</office:document-meta>
</file>